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T7" style:parent-style-name="Policepardéfaut" style:family="text">
      <style:text-properties fo:font-weight="bold" style:font-weight-asian="bold" style:font-weight-complex="bold"/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/>
    </style:style>
    <style:style style:name="T12" style:parent-style-name="Policepardéfaut" style:family="text">
      <style:text-properties fo:font-weight="bold" style:font-weight-asian="bold" style:font-weight-complex="bold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T16" style:parent-style-name="Policepardéfaut" style:family="text">
      <style:text-properties fo:font-weight="bold" style:font-weight-asian="bold" style:font-weight-complex="bold"/>
    </style:style>
    <style:style style:name="T17" style:parent-style-name="Policepardéfaut" style:family="text">
      <style:text-properties fo:font-weight="bold" style:font-weight-asian="bold" style:font-weight-complex="bold"/>
    </style:style>
    <style:style style:name="T18" style:parent-style-name="Policepardéfaut" style:family="text">
      <style:text-properties fo:font-weight="bold" style:font-weight-asian="bold" style:font-weight-complex="bold"/>
    </style:style>
    <style:style style:name="T19" style:parent-style-name="Policepardéfaut" style:family="text">
      <style:text-properties fo:font-weight="bold" style:font-weight-asian="bold" style:font-weight-complex="bold"/>
    </style:style>
    <style:style style:name="T20" style:parent-style-name="Policepardéfaut" style:family="text">
      <style:text-properties fo:font-weight="bold" style:font-weight-asian="bold" style:font-weight-complex="bold"/>
    </style:style>
    <style:style style:name="T21" style:parent-style-name="Policepardéfaut" style:family="text">
      <style:text-properties fo:font-weight="bold" style:font-weight-asian="bold" style:font-weight-complex="bold"/>
    </style:style>
    <style:style style:name="T22" style:parent-style-name="Policepardéfaut" style:family="text">
      <style:text-properties fo:font-weight="bold" style:font-weight-asian="bold" style:font-weight-complex="bold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Normal" style:family="paragraph">
      <style:text-properties fo:font-weight="bold" style:font-weight-asian="bold" style:font-weight-complex="bold"/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T26" style:parent-style-name="Policepardéfaut" style:family="text">
      <style:text-properties fo:font-weight="bold" style:font-weight-asian="bold" style:font-weight-complex="bold"/>
    </style:style>
    <style:style style:name="T27" style:parent-style-name="Policepardéfaut" style:family="text">
      <style:text-properties fo:font-weight="bold" style:font-weight-asian="bold" style:font-weight-complex="bold"/>
    </style:style>
    <style:style style:name="T28" style:parent-style-name="Policepardéfau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User story</text:p>
      <text:p text:style-name="Normal">Entant que patient, je souhaite prendre un rdv pour pouvoir me consulter chez un médecin.</text:p>
      <text:p text:style-name="P2"/>
      <text:p text:style-name="P3">Acceptance :</text:p>
      <text:p text:style-name="P4"/>
      <text:p text:style-name="P5">Critère 1 :</text:p>
      <text:p text:style-name="Normal">Entant que<text:s/><text:span text:style-name="T6">patient</text:span><text:s/>je dois<text:s/>être<text:s/><text:span text:style-name="T7">connecter<text:s/></text:span>pour<text:s/>pourvoir<text:s/><text:span text:style-name="T8">prendre un rdv</text:span></text:p>
      <text:p text:style-name="P9">Critère 2 :</text:p>
      <text:p text:style-name="Normal">Et<text:s/><text:span text:style-name="T10">prendre</text:span><text:s/>un<text:s/><text:span text:style-name="T11">rdv</text:span><text:s/>sil y’a de<text:s/><text:span text:style-name="T12">disponibilité</text:span></text:p>
      <text:p text:style-name="P13"/>
      <text:p text:style-name="Normal"><text:span text:style-name="T14">Senario2 :</text:span><text:s/>Rendez-vous disponible<text:s/>(bon<text:s/>chemin)</text:p>
      <text:p text:style-name="Normal">Entant que<text:s/><text:span text:style-name="T15">patient<text:s/></text:span>je choisi le<text:s/><text:span text:style-name="T16">motif du rdv</text:span></text:p>
      <text:p text:style-name="Normal">Et<text:s/>la<text:s/><text:span text:style-name="T17">date<text:s/></text:span>et<text:s/><text:span text:style-name="T18">l’heure<text:s/></text:span>du<text:s/><text:span text:style-name="T19">rdv</text:span></text:p>
      <text:p text:style-name="Normal">Alors<text:s/>je<text:s/><text:span text:style-name="T20">reçois<text:s/></text:span>un<text:s/><text:span text:style-name="T21">mail de confirmation</text:span><text:s/></text:p>
      <text:p text:style-name="Normal">Et je<text:s/><text:span text:style-name="T22">valide</text:span><text:s/>le mail pour la<text:s/><text:span text:style-name="T23">prise du rdv</text:span><text:s/></text:p>
      <text:p text:style-name="P24"/>
      <text:p text:style-name="Normal"><text:span text:style-name="T25">Senario2 :</text:span><text:s text:c="2"/>pas de rendez vous (Mauvais chemin)</text:p>
      <text:p text:style-name="Normal">Entant que<text:s/><text:span text:style-name="T26">patient<text:s/></text:span>je choisi le<text:s/><text:span text:style-name="T27">motif du rdv</text:span></text:p>
      <text:p text:style-name="Normal">Et pas de<text:span text:style-name="T28"><text:s/>rdv</text:span><text:s/>disponible</text:p>
      <text:p text:style-name="Normal">Alors veillez vérifier ultérieurement</text:p>
      <text:p text:style-name="Normal">Et je suis rediriger ver la page d’accueille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Camara Ibrahima</text:p>
        <text:p text:style-name="En-tête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brahima CAMARA</meta:initial-creator>
    <dc:creator>Ibrahima CAMARA</dc:creator>
    <meta:creation-date>2022-03-08T11:10:00Z</meta:creation-date>
    <dc:date>2022-03-08T11:27:00Z</dc:date>
    <meta:template xlink:href="Normal" xlink:type="simple"/>
    <meta:editing-cycles>1</meta:editing-cycles>
    <meta:editing-duration>PT0S</meta:editing-duration>
    <meta:document-statistic meta:page-count="1" meta:paragraph-count="1" meta:word-count="102" meta:character-count="662" meta:row-count="4" meta:non-whitespace-character-count="561"/>
  </office:meta>
</office:document-meta>
</file>